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94cf"/>
    </style:style>
    <style:style style:name="P2" style:family="paragraph" style:parent-style-name="Standard">
      <style:text-properties fo:language="en" fo:country="US" officeooo:rsid="000e94cf" officeooo:paragraph-rsid="000e94cf"/>
    </style:style>
    <style:style style:name="P3" style:family="paragraph" style:parent-style-name="Standard">
      <style:text-properties fo:language="en" fo:country="US" officeooo:rsid="000fe8ad" officeooo:paragraph-rsid="000fe8ad"/>
    </style:style>
    <style:style style:name="T1" style:family="text">
      <style:text-properties fo:language="en" fo:country="US" officeooo:rsid="000e94cf"/>
    </style:style>
    <style:style style:name="T2" style:family="text">
      <style:text-properties officeooo:rsid="000fe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: Julio</text:p>
      <text:p text:style-name="P2">From: Asael</text:p>
      <text:p text:style-name="P2"/>
      <text:p text:style-name="P1"><text:span text:style-name="T1">Subject: Plans for </text:span>christmas </text:p>
      <text:p text:style-name="P2"/>
      <text:p text:style-name="P2">Hi, uncle. </text:p>
      <text:p text:style-name="P2"/>
      <text:p text:style-name="P2">I like to read you are good in your message. This last weeks I have been focus on the school. I´m trying to get high notes. But listen to this: My family is planing where to go on December, I really like to go to the family town, but they prefer go to the beach. The idea is be there all weekend, but I think is not a good idea. I think I will feel bored there, because I don´t have family or friends there. I´m telling to my parents to change the plans every day, but they don´t want do it. <text:span text:style-name="T2">What do you think I should do? Can you help me talking with my parents? I think yes. </text:span></text:p>
      <text:p text:style-name="P2"/>
      <text:p text:style-name="P3">Sincerely,</text:p>
      <text:p text:style-name="P3">Asae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8:35:48.055000000</meta:creation-date>
    <dc:date>2024-11-20T08:58:43.387000000</dc:date>
    <meta:editing-duration>PT24S</meta:editing-duration>
    <meta:editing-cycles>1</meta:editing-cycles>
    <meta:document-statistic meta:table-count="0" meta:image-count="0" meta:object-count="0" meta:page-count="1" meta:paragraph-count="7" meta:word-count="132" meta:character-count="653" meta:non-whitespace-character-count="524"/>
    <meta:generator>LibreOffice/24.2.3.2$Windows_X86_64 LibreOffice_project/433d9c2ded56988e8a90e6b2e771ee4e6a5ab2ba</meta:generator>
  </office:meta>
</office:document-meta>
</file>